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ommaire" style:family="table">
      <style:table-properties style:width="17cm" table:align="margins" fo:background-color="transparent">
        <style:background-image/>
      </style:table-properties>
    </style:style>
    <style:style style:name="Sommaire.A" style:family="table-column">
      <style:table-column-properties style:column-width="5.667cm" style:rel-column-width="21845*"/>
    </style:style>
    <style:style style:name="Sommaire.1" style:family="table-row">
      <style:table-row-properties fo:background-color="transparent">
        <style:background-image/>
      </style:table-row-properties>
    </style:style>
    <style:style style:name="Sommaire.A1" style:family="table-cell">
      <style:table-cell-properties fo:padding="0.097cm" fo:border-left="0.5pt solid #000000" fo:border-right="none" fo:border-top="0.5pt solid #000000" fo:border-bottom="none"/>
    </style:style>
    <style:style style:name="Sommaire.B1" style:family="table-cell">
      <style:table-cell-properties fo:padding="0.097cm" fo:border-left="none" fo:border-right="none" fo:border-top="0.5pt solid #000000" fo:border-bottom="none"/>
    </style:style>
    <style:style style:name="Sommaire.C1" style:family="table-cell">
      <style:table-cell-properties fo:padding="0.097cm" fo:border-left="none" fo:border-right="0.5pt solid #000000" fo:border-top="0.5pt solid #000000" fo:border-bottom="none"/>
    </style:style>
    <style:style style:name="Sommaire.A2" style:family="table-cell">
      <style:table-cell-properties fo:padding="0.097cm" fo:border-left="0.5pt solid #000000" fo:border-right="none" fo:border-top="none" fo:border-bottom="none"/>
    </style:style>
    <style:style style:name="Sommaire.B2" style:family="table-cell">
      <style:table-cell-properties fo:padding="0.097cm" fo:border="none"/>
    </style:style>
    <style:style style:name="Sommaire.C2" style:family="table-cell">
      <style:table-cell-properties fo:padding="0.097cm" fo:border-left="none" fo:border-right="0.5pt solid #000000" fo:border-top="none" fo:border-bottom="none"/>
    </style:style>
    <style:style style:name="Sommaire.A14" style:family="table-cell">
      <style:table-cell-properties fo:padding="0.097cm" fo:border-left="0.5pt solid #000000" fo:border-right="none" fo:border-top="none" fo:border-bottom="0.5pt solid #000000"/>
    </style:style>
    <style:style style:name="Sommaire.B14" style:family="table-cell">
      <style:table-cell-properties fo:padding="0.097cm" fo:border-left="none" fo:border-right="none" fo:border-top="none" fo:border-bottom="0.5pt solid #000000"/>
    </style:style>
    <style:style style:name="Sommaire.C1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fo:font-size="6pt" officeooo:rsid="000ca7fb" officeooo:paragraph-rsid="000ca7fb" style:font-size-asian="6pt" style:font-size-complex="6pt"/>
    </style:style>
    <style:style style:name="P2" style:family="paragraph" style:parent-style-name="Footer">
      <style:text-properties fo:font-size="6pt" officeooo:rsid="000ca7fb" officeooo:paragraph-rsid="000ca7fb" style:font-size-asian="6pt" style:font-size-complex="6pt"/>
    </style:style>
    <style:style style:name="P3" style:family="paragraph" style:parent-style-name="Head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be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officeooo:rsid="000ca7fb" officeooo:paragraph-rsid="000ca7fb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anging_20_indent">
      <style:text-properties officeooo:paragraph-rsid="00455ccb"/>
    </style:style>
    <style:style style:name="P10" style:family="paragraph" style:parent-style-name="Header">
      <style:paragraph-properties fo:text-align="start" style:justify-single-word="false"/>
      <style:text-properties fo:font-size="24pt" style:font-size-asian="24pt" style:font-size-complex="24pt"/>
    </style:style>
    <style:style style:name="P11" style:family="paragraph" style:parent-style-name="Marginalia">
      <style:text-properties officeooo:rsid="001a4b74" officeooo:paragraph-rsid="00226b1d"/>
    </style:style>
    <style:style style:name="P12" style:family="paragraph" style:parent-style-name="Marginalia">
      <style:text-properties officeooo:rsid="001a4b74" officeooo:paragraph-rsid="0027df31"/>
    </style:style>
    <style:style style:name="P13" style:family="paragraph" style:parent-style-name="Text_20_body">
      <style:text-properties officeooo:rsid="001a4b74" officeooo:paragraph-rsid="001a4b74"/>
    </style:style>
    <style:style style:name="P14" style:family="paragraph" style:parent-style-name="Text_20_body">
      <style:text-properties officeooo:rsid="001a4b74" officeooo:paragraph-rsid="001d747a"/>
    </style:style>
    <style:style style:name="P15" style:family="paragraph" style:parent-style-name="Marginalia">
      <style:text-properties officeooo:paragraph-rsid="0041f0ad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paragraph-rsid="001153a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paragraph-rsid="001cfcbe" style:font-size-asian="14pt" style:font-size-complex="14pt"/>
    </style:style>
    <style:style style:name="P20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f15f3" officeooo:paragraph-rsid="000f15f3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officeooo:rsid="000f15f3" officeooo:paragraph-rsid="000f15f3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108fca" officeooo:paragraph-rsid="00108fca" style:font-size-asian="14pt" style:font-size-complex="14pt"/>
    </style:style>
    <style:style style:name="P24" style:family="paragraph" style:parent-style-name="Table_20_Contents">
      <style:paragraph-properties fo:text-align="end" style:justify-single-word="false"/>
      <style:text-properties fo:font-size="14pt" officeooo:rsid="002ed536" officeooo:paragraph-rsid="002ed536" style:font-size-asian="14pt" style:font-size-complex="14pt"/>
    </style:style>
    <style:style style:name="P25" style:family="paragraph" style:parent-style-name="Table_20_Contents">
      <style:paragraph-properties fo:text-align="end" style:justify-single-word="false"/>
      <style:text-properties fo:font-size="14pt" officeooo:rsid="004591ec" officeooo:paragraph-rsid="004591ec" style:font-size-asian="14pt" style:font-size-complex="14pt"/>
    </style:style>
    <style:style style:name="P26" style:family="paragraph" style:parent-style-name="Text_20_body">
      <style:text-properties officeooo:rsid="0016b1cd" officeooo:paragraph-rsid="0016b1cd"/>
    </style:style>
    <style:style style:name="P27" style:family="paragraph" style:parent-style-name="Text_20_body">
      <style:text-properties officeooo:paragraph-rsid="001d747a"/>
    </style:style>
    <style:style style:name="P28" style:family="paragraph" style:parent-style-name="Text_20_body">
      <style:text-properties officeooo:rsid="002653c6" officeooo:paragraph-rsid="002653c6"/>
    </style:style>
    <style:style style:name="P29" style:family="paragraph" style:parent-style-name="Text_20_body">
      <style:text-properties officeooo:rsid="002a2669" officeooo:paragraph-rsid="002a2669"/>
    </style:style>
    <style:style style:name="P30" style:family="paragraph" style:parent-style-name="Text_20_body">
      <style:text-properties officeooo:rsid="002a2669" officeooo:paragraph-rsid="003555bc"/>
    </style:style>
    <style:style style:name="P31" style:family="paragraph" style:parent-style-name="Text_20_body">
      <style:text-properties officeooo:rsid="0030d377" officeooo:paragraph-rsid="0030d377"/>
    </style:style>
    <style:style style:name="P32" style:family="paragraph" style:parent-style-name="Text_20_body">
      <style:text-properties officeooo:rsid="0030d377" officeooo:paragraph-rsid="003c8b88"/>
    </style:style>
    <style:style style:name="P33" style:family="paragraph" style:parent-style-name="Text_20_body">
      <style:text-properties officeooo:rsid="0031ba8b" officeooo:paragraph-rsid="0031ba8b"/>
    </style:style>
    <style:style style:name="P34" style:family="paragraph" style:parent-style-name="Text_20_body">
      <style:text-properties officeooo:rsid="0031ba8b" officeooo:paragraph-rsid="003c8b88"/>
    </style:style>
    <style:style style:name="P35" style:family="paragraph" style:parent-style-name="Text_20_body">
      <style:text-properties officeooo:rsid="0031ba8b" officeooo:paragraph-rsid="003d5931"/>
    </style:style>
    <style:style style:name="P36" style:family="paragraph" style:parent-style-name="Text_20_body">
      <style:text-properties officeooo:rsid="0032aae7" officeooo:paragraph-rsid="0032aae7"/>
    </style:style>
    <style:style style:name="P37" style:family="paragraph" style:parent-style-name="Text_20_body">
      <style:paragraph-properties fo:break-before="page"/>
      <style:text-properties officeooo:rsid="0032aae7" officeooo:paragraph-rsid="0032aae7"/>
    </style:style>
    <style:style style:name="P38" style:family="paragraph" style:parent-style-name="Text_20_body">
      <style:text-properties officeooo:rsid="0032aae7" officeooo:paragraph-rsid="003f3c66"/>
    </style:style>
    <style:style style:name="P39" style:family="paragraph" style:parent-style-name="Text_20_body">
      <style:text-properties officeooo:rsid="003390a0" officeooo:paragraph-rsid="003390a0"/>
    </style:style>
    <style:style style:name="P40" style:family="paragraph" style:parent-style-name="Text_20_body">
      <style:text-properties officeooo:rsid="00384746" officeooo:paragraph-rsid="00384746"/>
    </style:style>
    <style:style style:name="P41" style:family="paragraph" style:parent-style-name="Text_20_body">
      <style:text-properties officeooo:rsid="003a429c" officeooo:paragraph-rsid="003a429c"/>
    </style:style>
    <style:style style:name="P42" style:family="paragraph" style:parent-style-name="Text_20_body">
      <style:text-properties officeooo:rsid="003c8b88" officeooo:paragraph-rsid="003c8b88"/>
    </style:style>
    <style:style style:name="P43" style:family="paragraph" style:parent-style-name="Text_20_body">
      <style:text-properties officeooo:rsid="003c8b88" officeooo:paragraph-rsid="003d3c97"/>
    </style:style>
    <style:style style:name="P44" style:family="paragraph" style:parent-style-name="Text_20_body">
      <style:text-properties officeooo:rsid="003d3c97" officeooo:paragraph-rsid="003d3c97"/>
    </style:style>
    <style:style style:name="P45" style:family="paragraph" style:parent-style-name="Text_20_body">
      <style:text-properties officeooo:rsid="00410deb" officeooo:paragraph-rsid="00410deb"/>
    </style:style>
    <style:style style:name="P46" style:family="paragraph" style:parent-style-name="Text_20_body">
      <style:text-properties officeooo:rsid="0041f0ad" officeooo:paragraph-rsid="0041f0ad"/>
    </style:style>
    <style:style style:name="P47" style:family="paragraph" style:parent-style-name="Text_20_body">
      <style:text-properties officeooo:rsid="0046d82e" officeooo:paragraph-rsid="0046d82e"/>
    </style:style>
    <style:style style:name="P48" style:family="paragraph" style:parent-style-name="Text_20_body">
      <style:text-properties officeooo:rsid="0047a12a" officeooo:paragraph-rsid="0047a12a"/>
    </style:style>
    <style:style style:name="P49" style:family="paragraph" style:parent-style-name="Title">
      <style:text-properties style:text-underline-style="solid" style:text-underline-width="auto" style:text-underline-color="font-color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3">
      <style:text-properties officeooo:paragraph-rsid="001cfcbe"/>
    </style:style>
    <style:style style:name="P54" style:family="paragraph" style:parent-style-name="Marginalia">
      <style:text-properties officeooo:paragraph-rsid="00455ccb"/>
    </style:style>
    <style:style style:name="P55" style:family="paragraph" style:parent-style-name="Marginalia">
      <style:paragraph-properties fo:margin-left="0cm" fo:margin-right="0cm" fo:text-indent="0cm" style:auto-text-indent="false"/>
      <style:text-properties officeooo:rsid="0056d171" officeooo:paragraph-rsid="0056d171"/>
    </style:style>
    <style:style style:name="P56" style:family="paragraph" style:parent-style-name="Table_20_Contents">
      <style:paragraph-properties fo:text-align="end" style:justify-single-word="false"/>
      <style:text-properties fo:font-size="14pt" officeooo:rsid="00527665" officeooo:paragraph-rsid="00527665" style:font-size-asian="14pt" style:font-size-complex="14pt"/>
    </style:style>
    <style:style style:name="P57" style:family="paragraph" style:parent-style-name="Table_20_Contents">
      <style:paragraph-properties fo:text-align="end" style:justify-single-word="false"/>
      <style:text-properties fo:font-size="14pt" officeooo:rsid="0056c96a" officeooo:paragraph-rsid="00108fca" style:font-size-asian="14pt" style:font-size-complex="14pt"/>
    </style:style>
    <style:style style:name="P58" style:family="paragraph" style:parent-style-name="Table_20_Contents">
      <style:paragraph-properties fo:text-align="end" style:justify-single-word="false"/>
      <style:text-properties fo:font-size="14pt" officeooo:rsid="0056c96a" officeooo:paragraph-rsid="0056c96a" style:font-size-asian="14pt" style:font-size-complex="14pt"/>
    </style:style>
    <style:style style:name="P59" style:family="paragraph" style:parent-style-name="Text_20_body">
      <style:text-properties officeooo:rsid="0032aae7" officeooo:paragraph-rsid="0050dd23"/>
    </style:style>
    <style:style style:name="P60" style:family="paragraph" style:parent-style-name="Text_20_body">
      <style:text-properties officeooo:rsid="0046d82e" officeooo:paragraph-rsid="0046d82e"/>
    </style:style>
    <style:style style:name="P61" style:family="paragraph" style:parent-style-name="Text_20_body">
      <style:text-properties officeooo:rsid="0031ba8b" officeooo:paragraph-rsid="0050fb94"/>
    </style:style>
    <style:style style:name="P62" style:family="paragraph" style:parent-style-name="Text_20_body">
      <style:text-properties officeooo:rsid="00527665" officeooo:paragraph-rsid="00527665"/>
    </style:style>
    <style:style style:name="P63" style:family="paragraph" style:parent-style-name="Text_20_body">
      <style:text-properties officeooo:rsid="00540b97" officeooo:paragraph-rsid="00540b97"/>
    </style:style>
    <style:style style:name="P64" style:family="paragraph" style:parent-style-name="Text_20_body">
      <style:text-properties officeooo:rsid="00542b0a" officeooo:paragraph-rsid="00542b0a"/>
    </style:style>
    <style:style style:name="P65" style:family="paragraph" style:parent-style-name="Text_20_body">
      <style:text-properties officeooo:rsid="00553323" officeooo:paragraph-rsid="00553323"/>
    </style:style>
    <style:style style:name="P66" style:family="paragraph" style:parent-style-name="Text_20_body">
      <style:text-properties officeooo:rsid="00566e34" officeooo:paragraph-rsid="00566e34"/>
    </style:style>
    <style:style style:name="T1" style:family="text">
      <style:text-properties officeooo:rsid="00108fca"/>
    </style:style>
    <style:style style:name="T2" style:family="text">
      <style:text-properties officeooo:rsid="000d0eda"/>
    </style:style>
    <style:style style:name="T3" style:family="text">
      <style:text-properties officeooo:rsid="000f15f3"/>
    </style:style>
    <style:style style:name="T4" style:family="text">
      <style:text-properties officeooo:rsid="00131fe2"/>
    </style:style>
    <style:style style:name="T5" style:family="text">
      <style:text-properties officeooo:rsid="0014128c"/>
    </style:style>
    <style:style style:name="T6" style:family="text">
      <style:text-properties officeooo:rsid="001790f4"/>
    </style:style>
    <style:style style:name="T7" style:family="text">
      <style:text-properties officeooo:rsid="00196ea6"/>
    </style:style>
    <style:style style:name="T8" style:family="text">
      <style:text-properties officeooo:rsid="001a4b74"/>
    </style:style>
    <style:style style:name="T9" style:family="text">
      <style:text-properties officeooo:rsid="001a9f88"/>
    </style:style>
    <style:style style:name="T10" style:family="text">
      <style:text-properties officeooo:rsid="001bb013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a9f88" style:font-size-asian="12pt" style:font-size-complex="12pt"/>
    </style:style>
    <style:style style:name="T13" style:family="text">
      <style:text-properties fo:font-size="12pt" officeooo:rsid="0032aae7" style:font-size-asian="12pt" style:font-size-complex="12pt"/>
    </style:style>
    <style:style style:name="T14" style:family="text">
      <style:text-properties fo:font-size="12pt" style:text-underline-style="none" style:font-size-asian="10.5pt" style:font-size-complex="12pt"/>
    </style:style>
    <style:style style:name="T15" style:family="text">
      <style:text-properties fo:font-size="12pt" style:text-underline-style="none" officeooo:rsid="001d747a" style:font-size-asian="10.5pt" style:font-size-complex="12pt"/>
    </style:style>
    <style:style style:name="T16" style:family="text">
      <style:text-properties fo:font-size="12pt" style:text-underline-style="none" officeooo:rsid="001ee53a" style:font-size-asian="10.5pt" style:font-size-complex="12pt"/>
    </style:style>
    <style:style style:name="T17" style:family="text">
      <style:text-properties fo:font-size="12pt" style:text-underline-style="none" officeooo:rsid="00209624" style:font-size-asian="10.5pt" style:font-size-complex="12pt"/>
    </style:style>
    <style:style style:name="T18" style:family="text">
      <style:text-properties fo:font-size="12pt" style:text-underline-style="none" officeooo:rsid="0027df31" style:font-size-asian="10.5pt" style:font-size-complex="12pt"/>
    </style:style>
    <style:style style:name="T19" style:family="text">
      <style:text-properties fo:font-size="12pt" style:text-underline-style="none" officeooo:rsid="00410deb" style:font-size-asian="10.5pt" style:font-size-complex="12pt"/>
    </style:style>
    <style:style style:name="T20" style:family="text">
      <style:text-properties officeooo:rsid="001d747a"/>
    </style:style>
    <style:style style:name="T21" style:family="text">
      <style:text-properties fo:font-size="13pt" officeooo:rsid="001790f4" style:font-size-asian="13pt" style:font-size-complex="13pt"/>
    </style:style>
    <style:style style:name="T22" style:family="text">
      <style:text-properties fo:font-size="13pt" style:text-underline-style="solid" style:text-underline-type="double" style:text-underline-width="auto" style:text-underline-color="font-color" officeooo:rsid="001790f4" style:font-size-asian="13pt" style:font-size-complex="13pt"/>
    </style:style>
    <style:style style:name="T23" style:family="text">
      <style:text-properties fo:font-size="13pt" style:text-underline-style="solid" style:text-underline-type="double" style:text-underline-width="auto" style:text-underline-color="font-color" officeooo:rsid="001d747a" style:font-size-asian="13pt" style:font-size-complex="13pt"/>
    </style:style>
    <style:style style:name="T24" style:family="text">
      <style:text-properties fo:font-size="13pt" style:text-underline-style="none" officeooo:rsid="001d747a" style:font-size-asian="13pt" style:font-size-complex="13pt"/>
    </style:style>
    <style:style style:name="T25" style:family="text">
      <style:text-properties officeooo:rsid="001ee53a"/>
    </style:style>
    <style:style style:name="T26" style:family="text">
      <style:text-properties fo:color="#ff0000" loext:opacity="100%" fo:font-size="14pt" fo:text-shadow="1pt 1pt" style:text-underline-style="solid" style:text-underline-width="bold" style:text-underline-color="#000000" fo:font-weight="bold" officeooo:rsid="0027df31" style:font-size-asian="14pt" style:font-size-complex="14pt"/>
    </style:style>
    <style:style style:name="T27" style:family="text">
      <style:text-properties officeooo:rsid="002a2669"/>
    </style:style>
    <style:style style:name="T28" style:family="text">
      <style:text-properties officeooo:rsid="002b8c6a"/>
    </style:style>
    <style:style style:name="T29" style:family="text">
      <style:text-properties officeooo:rsid="002d382a"/>
    </style:style>
    <style:style style:name="T30" style:family="text">
      <style:text-properties officeooo:rsid="0030d377"/>
    </style:style>
    <style:style style:name="T31" style:family="text">
      <style:text-properties officeooo:rsid="0031ba8b"/>
    </style:style>
    <style:style style:name="T32" style:family="text">
      <style:text-properties officeooo:rsid="0032aae7"/>
    </style:style>
    <style:style style:name="T33" style:family="text">
      <style:text-properties officeooo:rsid="003c8b88"/>
    </style:style>
    <style:style style:name="T34" style:family="text">
      <style:text-properties officeooo:rsid="003f3c66"/>
    </style:style>
    <style:style style:name="T35" style:family="text">
      <style:text-properties officeooo:rsid="00408b89"/>
    </style:style>
    <style:style style:name="T36" style:family="text">
      <style:text-properties officeooo:rsid="00410deb"/>
    </style:style>
    <style:style style:name="T37" style:family="text">
      <style:text-properties officeooo:rsid="0041f0ad"/>
    </style:style>
    <style:style style:name="T38" style:family="text">
      <style:text-properties officeooo:rsid="00455ccb"/>
    </style:style>
    <style:style style:name="T39" style:family="text">
      <style:text-properties officeooo:rsid="004591ec"/>
    </style:style>
    <style:style style:name="T40" style:family="text">
      <style:text-properties officeooo:rsid="005075d4"/>
    </style:style>
    <style:style style:name="T41" style:family="text">
      <style:text-properties officeooo:rsid="0050dd23"/>
    </style:style>
    <style:style style:name="T42" style:family="text">
      <style:text-properties officeooo:rsid="0056c96a"/>
    </style:style>
    <style:style style:name="T43" style:family="text">
      <style:text-properties officeooo:rsid="00585b3b"/>
    </style:style>
    <style:style style:name="T44" style:family="text">
      <style:text-properties officeooo:rsid="005a45cc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Projet Final</text:p>
      <text:p text:style-name="P4"><draw:frame draw:style-name="fr1" draw:name="gros-titre" text:anchor-type="paragraph" svg:x="5.606cm" svg:y="6.262cm" svg:width="6.6cm" draw:z-index="0"><draw:text-box fo:min-height="7.027cm"><text:h text:style-name="P50" text:outline-level="1">NSI Projet <text:span text:style-name="T2">5</text:span></text:h></draw:text-box></draw:frame></text:p>
      <text:h text:style-name="P51" text:outline-level="2">Sommaire</text:h>
      <table:table table:name="Sommaire" table:style-name="Sommaire">
        <table:table-column table:style-name="Sommaire.A" table:number-columns-repeated="3"/>
        <table:table-row table:style-name="Sommaire.1">
          <table:table-cell table:style-name="Sommaire.A1" office:value-type="string">
            <text:p text:style-name="P16">1.Présentation et Structure</text:p>
          </table:table-cell>
          <table:table-cell table:style-name="Sommaire.B1" office:value-type="string">
            <text:p text:style-name="P17"/>
          </table:table-cell>
          <table:table-cell table:style-name="Sommaire.C1" office:value-type="string">
            <text:p text:style-name="P20">3-<text:span text:style-name="T39">5</text:span></text:p>
          </table:table-cell>
        </table:table-row>
        <table:table-row table:style-name="TableLine2637769162896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19">- <text:span text:style-name="T3">Environnement d’exécution et But</text:span></text:p>
          </table:table-cell>
          <table:table-cell table:style-name="Sommaire.C2" office:value-type="string">
            <text:p text:style-name="P22">3</text:p>
          </table:table-cell>
        </table:table-row>
        <table:table-row table:style-name="TableLine2637769171536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17">- <text:span text:style-name="T3">Architecture</text:span></text:p>
          </table:table-cell>
          <table:table-cell table:style-name="Sommaire.C2" office:value-type="string">
            <text:p text:style-name="P22">3</text:p>
          </table:table-cell>
        </table:table-row>
        <table:table-row table:style-name="TableLine2637769177296">
          <table:table-cell table:style-name="Sommaire.A2" office:value-type="string">
            <text:p text:style-name="P17"/>
          </table:table-cell>
          <table:table-cell table:style-name="Sommaire.B2" office:value-type="string">
            <text:p text:style-name="P17">- <text:span text:style-name="T3">Fichiers</text:span></text:p>
          </table:table-cell>
          <table:table-cell table:style-name="Sommaire.C2" office:value-type="string">
            <text:p text:style-name="P24">4-<text:span text:style-name="T39">5</text:span></text:p>
          </table:table-cell>
        </table:table-row>
        <table:table-row table:style-name="TableLine2637769172976">
          <table:table-cell table:style-name="Sommaire.A2" office:value-type="string">
            <text:p text:style-name="P21">2.L’Algorithme MinMax</text:p>
          </table:table-cell>
          <table:table-cell table:style-name="Sommaire.B2" office:value-type="string">
            <text:p text:style-name="P17"/>
          </table:table-cell>
          <table:table-cell table:style-name="Sommaire.C2" office:value-type="string">
            <text:p text:style-name="P25">6</text:p>
          </table:table-cell>
        </table:table-row>
        <table:table-row table:style-name="TableLine2637769163472">
          <table:table-cell table:style-name="Sommaire.A2" office:value-type="string">
            <text:p text:style-name="P17"/>
          </table:table-cell>
          <table:table-cell table:style-name="Sommaire.B2" office:value-type="string">
            <text:p text:style-name="P17">- <text:span text:style-name="T3">single thread</text:span></text:p>
          </table:table-cell>
          <table:table-cell table:style-name="Sommaire.C2" office:value-type="string">
            <text:p text:style-name="P25">6</text:p>
          </table:table-cell>
        </table:table-row>
        <table:table-row table:style-name="TableLine2637769163184">
          <table:table-cell table:style-name="Sommaire.A2" office:value-type="string">
            <text:p text:style-name="P17"/>
          </table:table-cell>
          <table:table-cell table:style-name="Sommaire.B2" office:value-type="string">
            <text:p text:style-name="P17">- <text:span text:style-name="T3">multi-process</text:span></text:p>
          </table:table-cell>
          <table:table-cell table:style-name="Sommaire.C2" office:value-type="string">
            <text:p text:style-name="P25">7</text:p>
          </table:table-cell>
        </table:table-row>
        <table:table-row table:style-name="TableLine2637769173840">
          <table:table-cell table:style-name="Sommaire.A2" office:value-type="string">
            <text:p text:style-name="P21">3.Interface Graphique (GUI)</text:p>
          </table:table-cell>
          <table:table-cell table:style-name="Sommaire.B2" office:value-type="string">
            <text:p text:style-name="P17"/>
          </table:table-cell>
          <table:table-cell table:style-name="Sommaire.C2" office:value-type="string">
            <text:p text:style-name="P56">8-<text:span text:style-name="T42">18</text:span></text:p>
          </table:table-cell>
        </table:table-row>
        <table:table-row table:style-name="TableLine2637769168368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17">- <text:span text:style-name="T5">librairie</text:span> <text:span text:style-name="T3">GUI_helper </text:span></text:p>
          </table:table-cell>
          <table:table-cell table:style-name="Sommaire.C2" office:value-type="string">
            <text:p text:style-name="P56">8-17</text:p>
          </table:table-cell>
        </table:table-row>
        <table:table-row table:style-name="TableLine2637769163760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21">- Implémentation</text:p>
            <text:p text:style-name="P21"><text:s text:c="2"/>- <text:span text:style-name="T8">jeux Morpions</text:span></text:p>
            <text:p text:style-name="P21"><text:s text:c="2"/>- <text:span text:style-name="T8">jeux </text:span><text:span text:style-name="T9">d’échecs</text:span></text:p>
          </table:table-cell>
          <table:table-cell table:style-name="Sommaire.C2" office:value-type="string">
            <text:p text:style-name="P58">18</text:p>
          </table:table-cell>
        </table:table-row>
        <table:table-row table:style-name="TableLine2637769170384">
          <table:table-cell table:style-name="Sommaire.A2" office:value-type="string">
            <text:p text:style-name="P21">4.Utilitaire</text:p>
          </table:table-cell>
          <table:table-cell table:style-name="Sommaire.B2" office:value-type="string">
            <text:p text:style-name="P21"/>
          </table:table-cell>
          <table:table-cell table:style-name="Sommaire.C2" office:value-type="string">
            <text:p text:style-name="P58">19</text:p>
          </table:table-cell>
        </table:table-row>
        <table:table-row table:style-name="TableLine2637769177872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21">- <text:span text:style-name="T1">server</text:span></text:p>
          </table:table-cell>
          <table:table-cell table:style-name="Sommaire.C2" office:value-type="string">
            <text:p text:style-name="P58">19</text:p>
          </table:table-cell>
        </table:table-row>
        <table:table-row table:style-name="TableLine2637769164048">
          <table:table-cell table:style-name="Sommaire.A2" office:value-type="string">
            <text:p text:style-name="P21"/>
          </table:table-cell>
          <table:table-cell table:style-name="Sommaire.B2" office:value-type="string">
            <text:p text:style-name="P21">- <text:span text:style-name="T1">gen_doc</text:span></text:p>
          </table:table-cell>
          <table:table-cell table:style-name="Sommaire.C2" office:value-type="string">
            <text:p text:style-name="P58">19</text:p>
          </table:table-cell>
        </table:table-row>
        <table:table-row table:style-name="TableLine2637769166352">
          <table:table-cell table:style-name="Sommaire.A14" office:value-type="string">
            <text:p text:style-name="P21"/>
          </table:table-cell>
          <table:table-cell table:style-name="Sommaire.B14" office:value-type="string">
            <text:p text:style-name="P23">- visual</text:p>
          </table:table-cell>
          <table:table-cell table:style-name="Sommaire.C14" office:value-type="string">
            <text:p text:style-name="P57">19</text:p>
          </table:table-cell>
        </table:table-row>
      </table:table>
      <text:p text:style-name="P10"/>
      <text:h text:style-name="P52" text:outline-level="2"><text:span text:style-name="T4">1.</text:span>Présentation et Structure</text:h>
      <text:p text:style-name="P18"/>
      <text:h text:style-name="P53" text:outline-level="3">- Environnement d’exécution et But</text:h>
      <text:p text:style-name="P26">- Cette Application <text:span text:style-name="T8">à</text:span> été développer <text:span text:style-name="T6">en et pour le langage de programmation </text:span><text:span text:style-name="T22">Python 3.X</text:span><text:span text:style-name="T21"> </text:span><text:span text:style-name="T6">même si la majorité du code est compatible et des mesures on été prise pour que le code soit en partie compatible avec Python 2.X </text:span><text:span text:style-name="T7">avec la version minimum 2.5 .</text:span></text:p>
      <text:p text:style-name="P27"><text:span text:style-name="T8">- </text:span><text:span text:style-name="T20">Ce projet a pour </text:span><text:span text:style-name="T23">But</text:span><text:span text:style-name="T24"> </text:span><text:span text:style-name="T15">de démontrer l’application de l’algorithme appeler </text:span><text:span text:style-name="T23">MinMax</text:span><text:span text:style-name="T24"> </text:span><text:span text:style-name="T15">qui calcule toute les possibilités et les valeurs que </text:span><text:span text:style-name="T16">un</text:span><text:span text:style-name="T15"> coups va rapporter ; </text:span></text:p>
      <text:p text:style-name="P14"><text:span text:style-name="T15">et ensuite toute</text:span><text:span text:style-name="T16">s</text:span><text:span text:style-name="T15"> les possibilités de</text:span><text:span text:style-name="T16"> coups des</text:span><text:span text:style-name="T15"> adversaire</text:span><text:span text:style-name="T16">s</text:span><text:span text:style-name="T15"> après </text:span><text:span text:style-name="T16">le premier tour </text:span><text:span text:style-name="T17">(avec le coup précédent calculer )</text:span></text:p>
      <text:p text:style-name="P28"><text:span text:style-name="T17">e</text:span><text:span text:style-name="T14">t ainsi de suite jusqu’à ce que une limite soit atteint .</text:span></text:p>
      <text:p text:style-name="P11"><text:span text:style-name="T17">(NOTE </text:span><text:span text:style-name="T18">1.</text:span><text:span text:style-name="T19">1</text:span><text:span text:style-name="T17"> : aussi si le coups va directement gagner la partie) </text:span></text:p>
      <text:p text:style-name="P12"><text:span text:style-name="T17">(NOTE </text:span><text:span text:style-name="T19">1.</text:span><text:span text:style-name="T18">2</text:span><text:span text:style-name="T17"> : </text:span><text:span text:style-name="T18">il y a la possibilité de ne pas mettre de limite ,</text:span><text:span text:style-name="T26">cela est déconseiller</text:span><text:span text:style-name="T18"> </text:span><text:span text:style-name="T17">)</text:span></text:p>
      <text:p text:style-name="P13">- Ce projet à plusieurs partie<text:span text:style-name="T25">s</text:span> et utilitaire<text:span text:style-name="T25">s</text:span> pour l’accompagner (Voir 1.Fichiers pour savoir lesquels sont obligatoires et ce qu’ils font) .</text:p>
      <text:p text:style-name="Text_20_body">- Ce projet est accompagner d’une interface graphique pour démontrer un exemple de jeux de Morpions <text:span text:style-name="T10">et un </text:span><text:span text:style-name="T11">jeux </text:span><text:span text:style-name="T12">d’échecs .</text:span></text:p>
      <text:p text:style-name="Text_20_body"><text:span text:style-name="T12">- </text:span><text:span text:style-name="T13">Une application concrète qui est déployer dans le monde est dans les sites de jeux d’échecs en ligne pour jouer contre un robot ( même si il y a d’autre algorithme)</text:span></text:p>
      <text:p text:style-name="P39"><text:span text:style-name="T13">à </text:span><text:span text:style-name="T11">ce but l’utilitaire server.py utilise la convention UCI .</text:span></text:p>
      <text:h text:style-name="Heading_20_3" text:outline-level="3">- Architecture</text:h>
      <text:p text:style-name="P29">Le projet utilise des Singleton et de l’inhéritance pour son architecture ;<text:line-break/>le corps du projet est l’algorithme MinMax dans le fichier algorithm.py ;</text:p>
      <text:p text:style-name="P30">Il y a ensuite différent utilisateur de algorithm.py :</text:p>
      <text:p text:style-name="P29">cela est utiliser par <text:span text:style-name="T32">Morpion.py et echecs.py avec leurs logique pour crée les jeux .</text:span></text:p>
      <text:p text:style-name="P40">GUI_Morpion.py et GUI_echecs sont donc leurs interface graphique <text:line-break/>GUI_launcher.py regroupe donc toute les interface graphiques</text:p>
      <text:p text:style-name="P41">Toute les interfaces graphique utilise la librairie GUI_helper.py</text:p>
      <text:p text:style-name="P9"/>
      <text:p text:style-name="P9"><text:soft-page-break/><text:span text:style-name="T38">NOTE 1.3 : </text:span><text:span text:style-name="T28">l’utilitaire server.py qui utilise </text:span><text:span text:style-name="T27">algorithm.py</text:span><text:span text:style-name="T28"> et la convention UCI pour communiquer sans interface graphique par stdin et stdout </text:span><text:span text:style-name="T29">(il est facile de "pipe" sous linux et windows (utilitaire a part) le stdin et stdout avec le réseau )</text:span><text:span text:style-name="T28">.</text:span></text:p>
      <text:h text:style-name="Heading_20_3" text:outline-level="3">- Fichiers</text:h>
      <text:p text:style-name="P35"><text:span text:style-name="T37">1 - </text:span><text:span text:style-name="T33">Collection </text:span>Implémentation du jeux de Morpion:</text:p>
      <text:p text:style-name="P35"><text:s/>- <text:s/><text:span text:style-name="T30">algorithm.py</text:span></text:p>
      <text:p text:style-name="P35"><text:s/>- Morpion.py</text:p>
      <text:p text:style-name="P33"/>
      <text:p text:style-name="P33"><text:span text:style-name="T37">2 - </text:span><text:span text:style-name="T33">Collection </text:span>Implémentation du jeux de Morpion Graphique:</text:p>
      <text:p text:style-name="P34"><text:s/>- <text:s/><text:span text:style-name="T30">algorithm.py</text:span></text:p>
      <text:p text:style-name="P34"><text:s/>- Morpion.py</text:p>
      <text:p text:style-name="P33"><text:s/>- GUI_helper.py</text:p>
      <text:p text:style-name="P33"><text:s/>- GUI_Morpion.py</text:p>
      <text:p text:style-name="P34"/>
      <text:p text:style-name="P34"><text:span text:style-name="T37">3 - </text:span><text:span text:style-name="T33">Collection </text:span>Implémentation du jeux d’échecs Graphique: <text:span text:style-name="T40">[NON-FONCTIONEL]</text:span></text:p>
      <text:p text:style-name="P32"><text:s/>- algorithm.py</text:p>
      <text:p text:style-name="P31"><text:s/>- <text:span text:style-name="T31">échecs.py</text:span></text:p>
      <text:p text:style-name="P31"><text:s/>- <text:span text:style-name="T31">GUI_helper.py</text:span></text:p>
      <text:p text:style-name="P31"><text:s/>- <text:span text:style-name="T31">GUI_echecs.py</text:span></text:p>
      <text:p text:style-name="P42"/>
      <text:p text:style-name="P42"><text:span text:style-name="T37">4 - </text:span>Collection Regroupement des Interface Graphique :</text:p>
      <text:p text:style-name="P42"><text:s/>- <text:span text:style-name="T30">algorithm.py</text:span></text:p>
      <text:p text:style-name="P42"><text:s/>- GUI_helper.py <text:s/></text:p>
      <text:p text:style-name="P42"><text:s/>- Morpion.py</text:p>
      <text:p text:style-name="P42"><text:s/>- GUI_Morpion.py</text:p>
      <text:p text:style-name="P43"><text:s/>- <text:span text:style-name="T31">échecs.py</text:span></text:p>
      <text:p text:style-name="P44"><text:s/>- <text:span text:style-name="T31">GUI_echecs.py </text:span><text:span text:style-name="T40">(affiche quand même le jeux vide)</text:span></text:p>
      <text:p text:style-name="P44"><text:s/>- GUI_launcher.py</text:p>
      <text:p text:style-name="P36"/>
      <text:p text:style-name="P37">Utilitaires (dossier Utilitaires - UCI):</text:p>
      <text:p text:style-name="P59"><text:span text:style-name="T37">5 - </text:span><text:span text:style-name="T33">Collection </text:span><text:span text:style-name="T34">pour faire un </text:span>serve<text:span text:style-name="T34">u</text:span>r : <text:span text:style-name="T40">[</text:span><text:span text:style-name="T41">démonstration seulement</text:span><text:span text:style-name="T40">]</text:span></text:p>
      <text:p text:style-name="P38">- <text:span text:style-name="T30">algorithm.py</text:span></text:p>
      <text:p text:style-name="P38">- <text:span text:style-name="T35">server.py</text:span></text:p>
      <text:p text:style-name="P38">- <text:span text:style-name="T36">UCI_serialize.py</text:span></text:p>
      <text:p text:style-name="P45">- echecs.py</text:p>
      <text:p text:style-name="Marginalia">(NOTE 1.<text:span text:style-name="T38">4</text:span> : pour un serveur il est assumer que l’on joue au échecs mais cela peut être adapter pour n’importe quelle jeux avec une méthode de sérialisation )</text:p>
      <text:p text:style-name="P46">6 - Collection pour visualiser un arbre :</text:p>
      <text:p text:style-name="P46"><text:s/>- visual.py</text:p>
      <text:p text:style-name="P46"><text:s/>- visual_DATA.py</text:p>
      <text:p text:style-name="Marginalia">(NOTE 1.<text:span text:style-name="T38">5</text:span> : le format pour visual_DATA.py est DATA={} avec chaque clé du dict sera un nœud ; la valeur devrai être tuple(valeur , est_gagner , {sous_arbre}) )</text:p>
      <text:p text:style-name="P46">7 - Collection pour génération de documentation :</text:p>
      <text:p text:style-name="P46">- gen_doc.py</text:p>
      <text:h text:style-name="P52" text:outline-level="2"><text:span text:style-name="T5">2.</text:span>L’Algorithme MinMax</text:h>
      <text:p text:style-name="P10"/>
      <text:p text:style-name="P10"/>
      <text:h text:style-name="Heading_20_3" text:outline-level="3">- single thread</text:h>
      <text:p text:style-name="P47">minmax(_board: algorithm.board, cache=None, max_depth=3, max_time=5):</text:p>
      <text:p text:style-name="P47">Performs a minimax search on a given board object to find the optimal move.</text:p>
      <text:p text:style-name="P47"/>
      <text:p text:style-name="P47">Args:</text:p>
      <text:p text:style-name="P47">_board (board): The board object representing the current state of the game.</text:p>
      <text:p text:style-name="P47">cache (dict, optional): A dictionary to store the search tree for caching purposes. Defaults to None.</text:p>
      <text:p text:style-name="P47">max_depth (int, optional): The maximum depth of the search tree. Defaults to 3.</text:p>
      <text:p text:style-name="P47">max_time (int, optional): The maximum time in seconds allowed for the search. Defaults to 5.</text:p>
      <text:p text:style-name="P47"/>
      <text:p text:style-name="P47">Returns:</text:p>
      <text:p text:style-name="P47">dict: The search tree representing the optimal moves and their values.</text:p>
      <text:p text:style-name="P47"/>
      <text:p text:style-name="P62">Implémentation</text:p>
      <text:p text:style-name="P47"/>
      <text:p text:style-name="P47">minmax_s(_board: algorithm.board, cache=None, max_depth=3, max_time=5):</text:p>
      <text:p text:style-name="P47">Performs a minimax search on a given board object to find the optimal move.</text:p>
      <text:p text:style-name="P47"/>
      <text:p text:style-name="P47">Args:</text:p>
      <text:p text:style-name="P47">_board (board): The board object representing the current state of the game.</text:p>
      <text:p text:style-name="P47">cache (dict, optional): A dictionary to store the search tree for caching purposes. Defaults to None.</text:p>
      <text:p text:style-name="P47">max_depth (int, optional): The maximum depth of the search tree. Defaults to 3.</text:p>
      <text:p text:style-name="P47">max_time (int, optional): The maximum time in seconds allowed for the search. Defaults to 5.</text:p>
      <text:p text:style-name="P47"/>
      <text:p text:style-name="P47"><text:soft-page-break/>Returns:</text:p>
      <text:p text:style-name="P47">dict: The search tree representing the optimal moves and their values.</text:p>
      <text:p text:style-name="P47"/>
      <text:p text:style-name="P47">recursive_search(tree, depth):</text:p>
      <text:p text:style-name="P47">Recursively searches through the tree and returns a list of winning moves.</text:p>
      <text:p text:style-name="P47"/>
      <text:p text:style-name="P47">Args:</text:p>
      <text:p text:style-name="P47">tree (tuple): The search tree in the format (value, is_win, sub_tree).</text:p>
      <text:p text:style-name="P47">depth (int): The current depth in the search tree.</text:p>
      <text:p text:style-name="P47"/>
      <text:p text:style-name="P47">Returns:</text:p>
      <text:p text:style-name="P47">hash : winning moves.</text:p>
      <text:p text:style-name="P47"/>
      <text:p text:style-name="P47">search_empty(tree, queue, lv, max_depth):</text:p>
      <text:p text:style-name="P47">Recursively find all empty path values in the tree.</text:p>
      <text:p text:style-name="P47"/>
      <text:h text:style-name="Heading_20_3" text:outline-level="3">- multi-process</text:h>
      <text:p text:style-name="P61"><text:span text:style-name="T40">[NON-FONCTIONEL]</text:span></text:p>
      <text:h text:style-name="P52" text:outline-level="2">3.Interface Graphique (GUI)</text:h>
      <text:p text:style-name="P10"/>
      <text:p text:style-name="P10"/>
      <text:h text:style-name="Heading_20_3" text:outline-level="3">- <text:span text:style-name="T5">librairie </text:span>GUI_helper </text:h>
      <text:p text:style-name="P62">Librairie pour simplifier les taches graphiques </text:p>
      <text:p text:style-name="P62"/>
      <text:p text:style-name="P62">build_reverse_index(dic: dict):</text:p>
      <text:p text:style-name="P62">Construit un index inverse a partir d'un dictionnaire.</text:p>
      <text:p text:style-name="P62"/>
      <text:p text:style-name="P62">Args:</text:p>
      <text:p text:style-name="P62">dic (dict): Le dictionnaire a partir duquel construire l'index inverse.</text:p>
      <text:p text:style-name="P62"/>
      <text:p text:style-name="P62">Returns:</text:p>
      <text:p text:style-name="P62">dict: L'index inverse construit.</text:p>
      <text:p text:style-name="P62"/>
      <text:p text:style-name="P62">Raises:</text:p>
      <text:p text:style-name="P62">ValueError: Si le parametre `dic` n'est pas un dictionnaire.</text:p>
      <text:p text:style-name="P62"/>
      <text:p text:style-name="P62">Example:</text:p>
      <text:p text:style-name="P62">```</text:p>
      <text:p text:style-name="P62">dictionary = {'apple': ['fruit'], 'carrot': ['vegetable'], 'banana': ['fruit', 'yellow']}</text:p>
      <text:p text:style-name="P62">reverse_index = build_reverse_index(dictionary)</text:p>
      <text:p text:style-name="P62">```</text:p>
      <text:p text:style-name="P62"/>
      <text:p text:style-name="P62">default_main(*args):</text:p>
      <text:p text:style-name="P62">Fonction main par defaut qui cree une fenetre Tkinter et initialise l'etat global.</text:p>
      <text:p text:style-name="P62"/>
      <text:p text:style-name="P62"><text:soft-page-break/>dispatch(state: GUI_helper.gstate, *args):</text:p>
      <text:p text:style-name="P62">Handles the state and executes the appropriate function based on the current state stack.</text:p>
      <text:p text:style-name="P62"/>
      <text:p text:style-name="P62">Args:</text:p>
      <text:p text:style-name="P62">state (gstate): The state object representing the current state.</text:p>
      <text:p text:style-name="P62">*args: Variable length argument list.</text:p>
      <text:p text:style-name="P62"/>
      <text:p text:style-name="P62">Raises:</text:p>
      <text:p text:style-name="P62">ValueError: If the provided state is not of type `gstate`.</text:p>
      <text:p text:style-name="P62"/>
      <text:p text:style-name="P62">Example:</text:p>
      <text:p text:style-name="P62">state = gstate(...)</text:p>
      <text:p text:style-name="P62">dispatch(state)</text:p>
      <text:p text:style-name="P62"/>
      <text:p text:style-name="P62">get_open_window():</text:p>
      <text:p text:style-name="P62"/>
      <text:p text:style-name="P62"/>
      <text:p text:style-name="P62">handy_backbtn(state: GUI_helper.gstate):</text:p>
      <text:p text:style-name="P62">Cree un bouton "Retour" dans la grille de l'objet `gstate` donne.</text:p>
      <text:p text:style-name="P62"/>
      <text:p text:style-name="P62">Args:</text:p>
      <text:p text:style-name="P62">state (gstate): L'objet `gstate` representant l'etat global.</text:p>
      <text:p text:style-name="P62"/>
      <text:p text:style-name="P62">Returns:</text:p>
      <text:p text:style-name="P62">tkinter.Button: Le bouton "Retour".</text:p>
      <text:p text:style-name="P62"/>
      <text:p text:style-name="P62">Raises:</text:p>
      <text:p text:style-name="P62">ValueError: Si l'objet `state` fourni n'est pas de type `gstate`.</text:p>
      <text:p text:style-name="P62"><text:soft-page-break/></text:p>
      <text:p text:style-name="P62">Example:</text:p>
      <text:p text:style-name="P62">```</text:p>
      <text:p text:style-name="P62">state = gstate(root, grid=grid)</text:p>
      <text:p text:style-name="P62">back_button = handy_backbtn(state)</text:p>
      <text:p text:style-name="P62">```</text:p>
      <text:p text:style-name="P62"/>
      <text:p text:style-name="P62">handy_clear(state: GUI_helper.gstate):</text:p>
      <text:p text:style-name="P62">Efface le contenu de la grille dans l'objet `gstate` donne.</text:p>
      <text:p text:style-name="P62"/>
      <text:p text:style-name="P62">Args:</text:p>
      <text:p text:style-name="P62">state (gstate / widget): L'objet `gstate` representant l'etat global.</text:p>
      <text:p text:style-name="P62"/>
      <text:p text:style-name="P62">Raises:</text:p>
      <text:p text:style-name="P62">ValueError: Si l'objet `state` fourni n'est pas de type `gstate`.</text:p>
      <text:p text:style-name="P62"/>
      <text:p text:style-name="P62">Example:</text:p>
      <text:p text:style-name="P62">```</text:p>
      <text:p text:style-name="P62">state = gstate(root, grid=grid)</text:p>
      <text:p text:style-name="P62">handy_clear(state)</text:p>
      <text:p text:style-name="P62">```</text:p>
      <text:p text:style-name="P62"/>
      <text:p text:style-name="P62">handy_config(state: GUI_helper.gstate, row: int, column: int = None):</text:p>
      <text:p text:style-name="P62">Configure la disposition de la grille dans l'objet `gstate` donne avec le nombre specifie de lignes et de colonnes.</text:p>
      <text:p text:style-name="P62"/>
      <text:p text:style-name="P62">Args:</text:p>
      <text:p text:style-name="P62">state (gstate): L'objet `gstate` representant l'etat global.</text:p>
      <text:p text:style-name="P62">row (int): Le nombre de lignes dans la grille.</text:p>
      <text:p text:style-name="P62"><text:soft-page-break/>column (int, optionnel): Le nombre de colonnes dans la grille. S'il n'est pas specifie, il est par defaut egal e la valeur de `row`.</text:p>
      <text:p text:style-name="P62"/>
      <text:p text:style-name="P62">Raises:</text:p>
      <text:p text:style-name="P62">ValueError: Si les valeurs de ligne ou de colonne fournies ne sont pas des entiers.</text:p>
      <text:p text:style-name="P62"/>
      <text:p text:style-name="P62">Example:</text:p>
      <text:p text:style-name="P62">```</text:p>
      <text:p text:style-name="P62">state = gstate(root, grid=grid)</text:p>
      <text:p text:style-name="P62">handy_config(state, 3, 4)</text:p>
      <text:p text:style-name="P62">```</text:p>
      <text:p text:style-name="P62"/>
      <text:p text:style-name="P62">handy_grid(master=None, repeatewidget=None, repeatewidget_func: &lt;built-in function callable&gt; = None, rows: int = 3, cols: int = None, binding=None, *args, **kwargs):</text:p>
      <text:p text:style-name="P62">Cree une grille de widgets en fonction des parametres fournis.</text:p>
      <text:p text:style-name="P62"/>
      <text:p text:style-name="P62">Args:</text:p>
      <text:p text:style-name="P62">repeatewidget (function, optionnel): Une fonction qui cree un seul widget.</text:p>
      <text:p text:style-name="P62">repeatewidget_func (function, optionnel): Une fonction qui cree un widget en fonction des indices de ligne et de colonne.</text:p>
      <text:p text:style-name="P62">master: Le widget maetre representant la grille.</text:p>
      <text:p text:style-name="P62">rows (int): Le nombre de lignes dans la grille.</text:p>
      <text:p text:style-name="P62">cols (int, optionnel): Le nombre de colonnes dans la grille. S'il n'est pas specifie, il est par defaut egal e la valeur de `rows`.</text:p>
      <text:p text:style-name="P62">binding (function): Une fonction pour lier des actions aux widgets crees.</text:p>
      <text:p text:style-name="P62">*args: Liste d'arguments de longueur variable transmise e la fonction de creation de widget.</text:p>
      <text:p text:style-name="P62">**kwargs: Arguments arbitraires passes e la fonction de creation de widget.</text:p>
      <text:p text:style-name="P62"/>
      <text:p text:style-name="P62">Raises:</text:p>
      <text:p text:style-name="P62"><text:soft-page-break/>ValueError: Si ni repeatewidget ni repeatewidget_func ne sont fournis.</text:p>
      <text:p text:style-name="P62">NotImplementedError: Si la fonction de liaison n'est pas definie.</text:p>
      <text:p text:style-name="P62"/>
      <text:p text:style-name="P62">Returns:</text:p>
      <text:p text:style-name="P62">list: Une liste e 2 dimensions representant la grille des widgets crees.</text:p>
      <text:p text:style-name="P62"/>
      <text:p text:style-name="P62">Example:</text:p>
      <text:p text:style-name="P62">```</text:p>
      <text:p text:style-name="P62">def create_label(master, row, col):</text:p>
      <text:p text:style-name="P62"><text:s text:c="4"/>label = tk.Label(master, text=f"Ligne {row}, Colonne {col}")</text:p>
      <text:p text:style-name="P62"><text:s text:c="4"/>return label</text:p>
      <text:p text:style-name="P62"/>
      <text:p text:style-name="P62">grid = handy_grid(repeatewidget_func=create_label, master=frame, rows=3, cols=4, binding=bind_func)</text:p>
      <text:p text:style-name="P62">```</text:p>
      <text:p text:style-name="P62"/>
      <text:p text:style-name="P62">handy_show_grid(master):</text:p>
      <text:p text:style-name="P62">Affiche la disposition de la grille en creant des frame dans la grille avec marque la ligne et colone.</text:p>
      <text:p text:style-name="P62"/>
      <text:p text:style-name="P62">Args:</text:p>
      <text:p text:style-name="P62">master (tk.Widget): Le widget maetre representant la grille.</text:p>
      <text:p text:style-name="P62"/>
      <text:p text:style-name="P62">Raises:</text:p>
      <text:p text:style-name="P62">ValueError: Si l'objet `master` fourni n'est pas de type `tk.Widget`.</text:p>
      <text:p text:style-name="P62"/>
      <text:p text:style-name="P62">Example:</text:p>
      <text:p text:style-name="P62">```</text:p>
      <text:p text:style-name="P62">grid = tk.Frame(root)</text:p>
      <text:p text:style-name="P62">handy_show_grid(grid)</text:p>
      <text:p text:style-name="P62"><text:soft-page-break/>```</text:p>
      <text:p text:style-name="P62"/>
      <text:p text:style-name="P62">menu_debug(state: GUI_helper.gstate):</text:p>
      <text:p text:style-name="P62"/>
      <text:p text:style-name="P62"/>
      <text:p text:style-name="P62">menu_demo(state: GUI_helper.gstate):</text:p>
      <text:p text:style-name="P62">une simple demo pour demontrer l'apparence et les differente capabilite</text:p>
      <text:p text:style-name="P62"/>
      <text:p text:style-name="P62">menu_list(state: GUI_helper.gstate, *args):</text:p>
      <text:p text:style-name="P62">Cree un menu e partir des arguments fournis et l'affiche dans l'etat global.</text:p>
      <text:p text:style-name="P62"/>
      <text:p text:style-name="P62">Args:</text:p>
      <text:p text:style-name="P62">state (gstate): L'etat global representant l'etat de l'application.</text:p>
      <text:p text:style-name="P62">*args: Liste d'arguments variables contenant des fonctions.</text:p>
      <text:p text:style-name="P62"/>
      <text:p text:style-name="P62">Raises:</text:p>
      <text:p text:style-name="P62">ValueError: Si l'un des arguments dans `args` n'est pas une fonction.</text:p>
      <text:p text:style-name="P62"/>
      <text:p text:style-name="P62">Example:</text:p>
      <text:p text:style-name="P62">state = gstate(root, grid=grid)</text:p>
      <text:p text:style-name="P62">menu_list(state, function1, function2, function3)</text:p>
      <text:p text:style-name="P62"/>
      <text:p text:style-name="P62">menu_main(state: GUI_helper.gstate):</text:p>
      <text:p text:style-name="P62">Genere un menu principal e partir de l'objet `state` de type `gstate`.</text:p>
      <text:p text:style-name="P62"/>
      <text:p text:style-name="P62">Args:</text:p>
      <text:p text:style-name="P62">state (gstate): L'objet `state` representant l'etat global.</text:p>
      <text:p text:style-name="P62"/>
      <text:p text:style-name="P62"><text:soft-page-break/>Raises:</text:p>
      <text:p text:style-name="P62">ValueError: Si l'objet `state` fourni n'est pas de type `gstate`.</text:p>
      <text:p text:style-name="P62"/>
      <text:p text:style-name="P62">menu_main_make(*args):</text:p>
      <text:p text:style-name="P62">Creates a custom `menu_main` function that generates a menu based on the provided arguments.</text:p>
      <text:p text:style-name="P62"/>
      <text:p text:style-name="P62">Args:</text:p>
      <text:p text:style-name="P62">*args: Variable length argument list of callable objects.</text:p>
      <text:p text:style-name="P62"/>
      <text:p text:style-name="P62">Raises:</text:p>
      <text:p text:style-name="P62">ValueError: If any argument in `args` is not callable.</text:p>
      <text:p text:style-name="P62"/>
      <text:p text:style-name="P62">Returns:</text:p>
      <text:p text:style-name="P62">function: The generated `menu_main` function.</text:p>
      <text:p text:style-name="P62"/>
      <text:p text:style-name="P62">menu_option(state: GUI_helper.gstate):</text:p>
      <text:p text:style-name="P62">le menu de base pour les option renvoie a API.option</text:p>
      <text:p text:style-name="P62"/>
      <text:p text:style-name="P62">pretty_error(ex, exclude=['dispatch']):</text:p>
      <text:p text:style-name="P62"/>
      <text:p text:style-name="P62"/>
      <text:p text:style-name="P62">quick_ask(txt: str):</text:p>
      <text:p text:style-name="P62">Pose une question e l'utilisateur qui necessite une reponse rapide (oui ou non).</text:p>
      <text:p text:style-name="P62"/>
      <text:p text:style-name="P62">Args:</text:p>
      <text:p text:style-name="P62">txt (str): Le texte de la question.</text:p>
      <text:p text:style-name="P62"/>
      <text:p text:style-name="P62">Returns:</text:p>
      <text:p text:style-name="P62"><text:soft-page-break/>int: 1 si la reponse de l'utilisateur est "y" (oui), 0 si la reponse est "n" (non).</text:p>
      <text:p text:style-name="P62"/>
      <text:p text:style-name="P62">Example:</text:p>
      <text:p text:style-name="P62">```</text:p>
      <text:p text:style-name="P62">answer = quick_ask("Do you want to continue? (y/n): ")</text:p>
      <text:p text:style-name="P62">```</text:p>
      <text:p text:style-name="P62"/>
      <text:p text:style-name="P62">quick_dir(obj, _global=None, _local=None):</text:p>
      <text:p text:style-name="P62">Affiche les attributs et les methodes d'un objet donne, ainsi que leur valeur si l'objet est appelable.</text:p>
      <text:p text:style-name="P62">Permet ensuite e l'utilisateur d'evaluer des expressions Python e l'aide de la fonction `quick_eval`.</text:p>
      <text:p text:style-name="P62"/>
      <text:p text:style-name="P62">Args:</text:p>
      <text:p text:style-name="P62">obj: L'objet dont les attributs et les methodes doivent etre affiches.</text:p>
      <text:p text:style-name="P62">_global (dict, optionnel): Le dictionnaire global e utiliser pour l'evaluation des expressions dans `quick_eval`.</text:p>
      <text:p text:style-name="P62">_local (dict, optionnel): Le dictionnaire local e utiliser pour l'evaluation des expressions dans `quick_eval`.</text:p>
      <text:p text:style-name="P62"/>
      <text:p text:style-name="P62">Returns:</text:p>
      <text:p text:style-name="P62">None</text:p>
      <text:p text:style-name="P62"/>
      <text:p text:style-name="P62">Example:</text:p>
      <text:p text:style-name="P62">```</text:p>
      <text:p text:style-name="P62">quick_dir(obj, globals(), locals())</text:p>
      <text:p text:style-name="P62">```</text:p>
      <text:p text:style-name="P62"/>
      <text:p text:style-name="P62">quick_eval(_global=None, _local=None):</text:p>
      <text:p text:style-name="P62">evalue et affiche le resultat d'une expression Python saisie par l'utilisateur.</text:p>
      <text:p text:style-name="P62"/>
      <text:p text:style-name="P62"><text:soft-page-break/>Args:</text:p>
      <text:p text:style-name="P62">_global (dict, optionnel): Le dictionnaire global e utiliser pour l'evaluation de l'expression.</text:p>
      <text:p text:style-name="P62">_local (dict, optionnel): Le dictionnaire local e utiliser pour l'evaluation de l'expression.</text:p>
      <text:p text:style-name="P62"/>
      <text:p text:style-name="P62">Returns:</text:p>
      <text:p text:style-name="P62">None</text:p>
      <text:p text:style-name="P62"/>
      <text:p text:style-name="P62">Example:</text:p>
      <text:p text:style-name="P62">```</text:p>
      <text:p text:style-name="P62">quick_eval(globals(), locals())</text:p>
      <text:p text:style-name="P62">```</text:p>
      <text:p text:style-name="P62"/>
      <text:p text:style-name="P62">textU(txt: str):</text:p>
      <text:p text:style-name="P62">Utilise le dossier "language" pour traduire le texte en utilisant des fichiers de traduction.</text:p>
      <text:p text:style-name="P62">chaque text est associer un numeros et ;</text:p>
      <text:p text:style-name="P62">Chaque fichier de traduction est une liste de numero correspondant e chaque text traduit.</text:p>
      <text:p text:style-name="P62"/>
      <text:p text:style-name="P62">Args:</text:p>
      <text:p text:style-name="P62">txt (str): Le texte e traduire.</text:p>
      <text:p text:style-name="P62"/>
      <text:p text:style-name="P62">Returns:</text:p>
      <text:p text:style-name="P62">str: Le texte traduit s'il existe une traduction correspondante dans le fichier de traduction.</text:p>
      <text:p text:style-name="P62">Si aucune traduction n'est disponible, le texte d'origine est renvoye.</text:p>
      <text:p text:style-name="P62"/>
      <text:p text:style-name="P62">Raises:</text:p>
      <text:p text:style-name="P62">ValueError: Si le parametre `txt` n'est pas une chaene de caracteres.</text:p>
      <text:p text:style-name="P62"/>
      <text:p text:style-name="P62">Example:</text:p>
      <text:p text:style-name="P62"><text:soft-page-break/>```</text:p>
      <text:p text:style-name="P62">translated_text = textU("Hello")</text:p>
      <text:p text:style-name="P62">```</text:p>
      <text:p text:style-name="P62"/>
      <text:p text:style-name="P62">try_find_module(module_name, nickname=None, exit_if_not_found=True, ask=True):</text:p>
      <text:p text:style-name="P62">Tente de trouver et importer un module specifie par son nom.</text:p>
      <text:p text:style-name="P62"/>
      <text:p text:style-name="P62">Args:</text:p>
      <text:p text:style-name="P62">module_name (str): Le nom du module e trouver et importer.</text:p>
      <text:p text:style-name="P62">nickname (str, optionnel): Le surnom e utiliser pour le module importe.</text:p>
      <text:p text:style-name="P62">exit_if_not_found (bool, optionnel): Indique s'il faut quitter le programme si le module n'est pas trouve.</text:p>
      <text:p text:style-name="P62">ask (bool, optionnel): Indique s'il faut demander une confirmation e l'utilisateur avant d'importer le module.</text:p>
      <text:p text:style-name="P62"/>
      <text:p text:style-name="P62">Returns:</text:p>
      <text:p text:style-name="P62">int: 1 si le module est trouve et importe avec succes, 0 sinon.</text:p>
      <text:p text:style-name="P62"/>
      <text:p text:style-name="P62">Raises:</text:p>
      <text:p text:style-name="P62">None</text:p>
      <text:p text:style-name="P62"/>
      <text:p text:style-name="P62">Exemple:</text:p>
      <text:p text:style-name="P62">```</text:p>
      <text:p text:style-name="P62">try_find_module("math", "m", exit_if_not_found=True, ask=True)</text:p>
      <text:p text:style-name="P62">```</text:p>
      <text:p text:style-name="P62"/>
      <text:p text:style-name="P48"/>
      <text:p text:style-name="P48"/>
      <text:h text:style-name="Heading_20_3" text:outline-level="3"><text:soft-page-break/>- Implémentation</text:h>
      <text:p text:style-name="P63">Le minimum est démontrer avec default_GUI.py<text:line-break/>GUI_launcher va scanner tout les fichier GUI_*.py pour en faire un menu<text:line-break/>GUI_morpion implémente a lui seul l’interface graphique pour le morpion<text:line-break/>GUI_echecs impelemtn la partie graphique pour le jeux d’échecs [vide]<text:line-break/></text:p>
      <text:h text:style-name="P52" text:outline-level="2">4.Utilitaire</text:h>
      <text:p text:style-name="P10"/>
      <text:p text:style-name="P10"/>
      <text:h text:style-name="Heading_20_3" text:outline-level="3">- server</text:h>
      <text:p text:style-name="P64">Ce fichier est une démonstration comment ses algorithmes peuvent être utiliser pour faire tourner un serveur pour un site d’échecs par exemple</text:p>
      <text:p text:style-name="P15">(NOTE 1.3 : pour un serveur il est assumer que l’on joue au échecs mais cela peut être adapter pour n’importe quelle jeux avec une méthode de sérialisation )</text:p>
      <text:h text:style-name="Heading_20_3" text:outline-level="3">- gen_doc</text:h>
      <text:p text:style-name="P65">Outils pour scanner tout les fichier donner <text:line-break/>importe les fichier<text:line-break/>donne dans un dossier -o (ou stdout avec -p) toute les functions du fichier avec leurs signature et leur docstring</text:p>
      <text:h text:style-name="Heading_20_3" text:outline-level="3">- visua<text:span text:style-name="T4">l</text:span></text:h>
      <text:p text:style-name="P66">Petit programme graphique pour visualiser l’arbre de choix de algorithm.py<text:line-break/>peut facilement être transformer pour n’importe quelle donné</text:p>
      <text:p text:style-name="P54">(NOTE 1.<text:span text:style-name="T38">5</text:span> : le format pour visual_DATA.py est DATA={} avec chaque clé du dict sera un nœud ; la valeur devrai être tuple(valeur , est_gagner , {sous_arbre}) )</text:p>
      <text:p text:style-name="P54"/>
      <text:p text:style-name="P55">il y a aussi des fichier .bat comme raccourcie <text:span text:style-name="T43">pour directement </text:span><text:span text:style-name="T44">é</text:span><text:span text:style-name="T43">xecuter le programm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4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en-tête" style:family="table">
      <style:table-properties style:width="17cm" table:align="margins"/>
    </style:style>
    <style:style style:name="en-tête.A" style:family="table-column">
      <style:table-column-properties style:column-width="5.666cm" style:rel-column-width="21840*"/>
    </style:style>
    <style:style style:name="en-tête.B" style:family="table-column">
      <style:table-column-properties style:column-width="5.667cm" style:rel-column-width="21847*"/>
    </style:style>
    <style:style style:name="en-tête.C" style:family="table-column">
      <style:table-column-properties style:column-width="5.667cm" style:rel-column-width="21848*"/>
    </style:style>
    <style:style style:name="en-tête.A1" style:family="table-cell">
      <style:table-cell-properties fo:padding="0.097cm" fo:border="none"/>
    </style:style>
    <style:style style:name="pied-de-page" style:family="table">
      <style:table-properties style:width="17cm" table:align="margins"/>
    </style:style>
    <style:style style:name="pied-de-page.A" style:family="table-column">
      <style:table-column-properties style:column-width="5.667cm" style:rel-column-width="21845*"/>
    </style:style>
    <style:style style:name="pied-de-page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6pt" officeooo:rsid="000ca7fb" officeooo:paragraph-rsid="000ca7fb" style:font-size-asian="6pt" style:font-size-complex="6pt"/>
    </style:style>
    <style:style style:name="MP2" style:family="paragraph" style:parent-style-name="Footer">
      <style:text-properties fo:font-size="6pt" officeooo:rsid="000ca7fb" officeooo:paragraph-rsid="000ca7fb" style:font-size-asian="6pt" style:font-size-complex="6pt"/>
    </style:style>
    <style:style style:name="MP3" style:family="paragraph" style:parent-style-name="Head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Head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ea52" officeooo:paragraph-rsid="000ca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Table_20_Contents">
      <style:text-properties officeooo:rsid="000ca7fb" officeooo:paragraph-rsid="000ca7fb"/>
    </style:style>
    <style:style style:name="MP7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8f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en-tête" table:style-name="en-tête">
          <table:table-column table:style-name="en-tête.A"/>
          <table:table-column table:style-name="en-tête.B"/>
          <table:table-column table:style-name="en-tête.C"/>
          <table:table-row table:style-name="TableLine2637766952400">
            <table:table-cell table:style-name="en-tête.A1" office:value-type="string">
              <text:p text:style-name="MP3">NSI Terminal</text:p>
            </table:table-cell>
            <table:table-cell table:style-name="en-tête.A1" office:value-type="string">
              <text:p text:style-name="MP4">Projet Final</text:p>
            </table:table-cell>
            <table:table-cell table:style-name="en-tête.A1" office:value-type="string">
              <text:p text:style-name="MP5">Mai 2023</text:p>
            </table:table-cell>
          </table:table-row>
        </table:table>
        <text:p text:style-name="MP1"/>
      </style:header>
      <style:footer>
        <table:table table:name="pied-de-page" table:style-name="pied-de-page">
          <table:table-column table:style-name="pied-de-page.A" table:number-columns-repeated="3"/>
          <table:table-row table:style-name="TableLine2637766957872">
            <table:table-cell table:style-name="pied-de-page.A1" office:value-type="string">
              <text:p text:style-name="MP6">Pavard Arthur</text:p>
            </table:table-cell>
            <table:table-cell table:style-name="pied-de-page.A1" office:value-type="string">
              <text:p text:style-name="MP4">Projet Final</text:p>
            </table:table-cell>
            <table:table-cell table:style-name="pied-de-page.A1" office:value-type="string">
              <text:p text:style-name="MP7"><text:span text:style-name="MT1">Pages : </text:span><text:page-number text:select-page="current">18</text:page-number>/<text:page-count>19</text:page-count></text:p>
            </table:table-cell>
          </table:table-row>
        </table:table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6T16:49:22.750000000</dc:date>
    <meta:editing-duration>PT3H40M18S</meta:editing-duration>
    <meta:editing-cycles>65</meta:editing-cycles>
    <meta:generator>LibreOffice/7.3.5.2$Windows_X86_64 LibreOffice_project/184fe81b8c8c30d8b5082578aee2fed2ea847c01</meta:generator>
    <meta:document-statistic meta:table-count="3" meta:image-count="0" meta:object-count="0" meta:page-count="19" meta:paragraph-count="332" meta:word-count="2074" meta:character-count="13918" meta:non-whitespace-character-count="12131"/>
  </office:meta>
</office:document-meta>
</file>